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df8f" officeooo:paragraph-rsid="0004df8f"/>
    </style:style>
    <style:style style:name="P2" style:family="paragraph" style:parent-style-name="Standard">
      <style:text-properties officeooo:rsid="0007d066" officeooo:paragraph-rsid="0007d066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paragraph-rsid="0008f287"/>
    </style:style>
    <style:style style:name="P7" style:family="paragraph" style:parent-style-name="Heading_20_2">
      <style:text-properties officeooo:rsid="00108b8e" officeooo:paragraph-rsid="00108b8e"/>
    </style:style>
    <style:style style:name="P8" style:family="paragraph" style:parent-style-name="Text_20_body" style:list-style-name="L1">
      <style:text-properties officeooo:rsid="00064fab" officeooo:paragraph-rsid="00064fab"/>
    </style:style>
    <style:style style:name="P9" style:family="paragraph" style:parent-style-name="Text_20_body" style:list-style-name="L1">
      <style:text-properties officeooo:rsid="0007d066" officeooo:paragraph-rsid="0007d066"/>
    </style:style>
    <style:style style:name="P10" style:family="paragraph" style:parent-style-name="Text_20_body" style:list-style-name="L1">
      <style:text-properties officeooo:rsid="0007d066" officeooo:paragraph-rsid="000b37cf"/>
    </style:style>
    <style:style style:name="P11" style:family="paragraph" style:parent-style-name="Text_20_body" style:list-style-name="L1">
      <style:text-properties officeooo:rsid="0007d066" officeooo:paragraph-rsid="000ba809"/>
    </style:style>
    <style:style style:name="P12" style:family="paragraph" style:parent-style-name="Text_20_body" style:list-style-name="L1">
      <style:text-properties officeooo:rsid="0007d066" officeooo:paragraph-rsid="000c3cf6"/>
    </style:style>
    <style:style style:name="P13" style:family="paragraph" style:parent-style-name="Text_20_body" style:list-style-name="L2">
      <style:text-properties officeooo:rsid="0008f287" officeooo:paragraph-rsid="0008f287"/>
    </style:style>
    <style:style style:name="P14" style:family="paragraph" style:parent-style-name="Text_20_body" style:list-style-name="L2">
      <style:text-properties officeooo:rsid="0008f287" officeooo:paragraph-rsid="000b37cf"/>
    </style:style>
    <style:style style:name="P15" style:family="paragraph" style:parent-style-name="Text_20_body" style:list-style-name="L2">
      <style:text-properties officeooo:rsid="000a05fe" officeooo:paragraph-rsid="000a05fe"/>
    </style:style>
    <style:style style:name="P16" style:family="paragraph" style:parent-style-name="Text_20_body" style:list-style-name="L4">
      <style:text-properties officeooo:rsid="000a05fe" officeooo:paragraph-rsid="000a05fe"/>
    </style:style>
    <style:style style:name="P17" style:family="paragraph" style:parent-style-name="Text_20_body" style:list-style-name="L5">
      <style:text-properties officeooo:rsid="000a05fe" officeooo:paragraph-rsid="000a05fe"/>
    </style:style>
    <style:style style:name="P18" style:family="paragraph" style:parent-style-name="Text_20_body" style:list-style-name="L5">
      <style:text-properties officeooo:paragraph-rsid="000a05fe"/>
    </style:style>
    <style:style style:name="P19" style:family="paragraph" style:parent-style-name="Text_20_body" style:list-style-name="L6">
      <style:text-properties officeooo:rsid="000ab1fe" officeooo:paragraph-rsid="000ab1fe"/>
    </style:style>
    <style:style style:name="P20" style:family="paragraph" style:parent-style-name="Text_20_body" style:list-style-name="L7">
      <style:text-properties officeooo:rsid="000ab1fe" officeooo:paragraph-rsid="000ab1fe"/>
    </style:style>
    <style:style style:name="P21" style:family="paragraph" style:parent-style-name="Text_20_body" style:list-style-name="L7">
      <style:text-properties officeooo:paragraph-rsid="000ab1fe"/>
    </style:style>
    <style:style style:name="P22" style:family="paragraph" style:parent-style-name="Text_20_body" style:list-style-name="L1">
      <style:text-properties officeooo:rsid="000b37cf" officeooo:paragraph-rsid="000ba809"/>
    </style:style>
    <style:style style:name="P23" style:family="paragraph" style:parent-style-name="Text_20_body" style:list-style-name="L1">
      <style:text-properties officeooo:rsid="000b37cf" officeooo:paragraph-rsid="000c3cf6"/>
    </style:style>
    <style:style style:name="P24" style:family="paragraph" style:parent-style-name="Text_20_body" style:list-style-name="L8">
      <style:text-properties officeooo:rsid="000ef240" officeooo:paragraph-rsid="000ef240"/>
    </style:style>
    <style:style style:name="P25" style:family="paragraph" style:parent-style-name="Text_20_body" style:list-style-name="L9">
      <style:text-properties officeooo:rsid="000ef240" officeooo:paragraph-rsid="000ef240"/>
    </style:style>
    <style:style style:name="P26" style:family="paragraph" style:parent-style-name="Text_20_body" style:list-style-name="L10">
      <style:text-properties officeooo:paragraph-rsid="00108b8e"/>
    </style:style>
    <style:style style:name="P27" style:family="paragraph" style:parent-style-name="Text_20_body" style:list-style-name="L11">
      <style:text-properties officeooo:paragraph-rsid="00108b8e"/>
    </style:style>
    <style:style style:name="P28" style:family="paragraph" style:parent-style-name="Text_20_body" style:list-style-name="L12">
      <style:text-properties officeooo:paragraph-rsid="00108b8e"/>
    </style:style>
    <style:style style:name="P29" style:family="paragraph" style:parent-style-name="Text_20_body" style:list-style-name="L13">
      <style:text-properties officeooo:rsid="00121fe3" officeooo:paragraph-rsid="00121fe3"/>
    </style:style>
    <style:style style:name="P30" style:family="paragraph" style:parent-style-name="Heading_20_3">
      <style:text-properties officeooo:rsid="000a05fe" officeooo:paragraph-rsid="000a05fe"/>
    </style:style>
    <style:style style:name="P31" style:family="paragraph" style:parent-style-name="Heading_20_3">
      <style:text-properties officeooo:paragraph-rsid="000ab1fe"/>
    </style:style>
    <style:style style:name="P32" style:family="paragraph" style:parent-style-name="Heading_20_3">
      <style:text-properties officeooo:paragraph-rsid="000ef240"/>
    </style:style>
    <style:style style:name="P33" style:family="paragraph" style:parent-style-name="Heading_20_3">
      <style:text-properties officeooo:paragraph-rsid="00108b8e"/>
    </style:style>
    <style:style style:name="P34" style:family="paragraph" style:parent-style-name="Heading_20_3">
      <style:text-properties officeooo:paragraph-rsid="00120036"/>
    </style:style>
    <style:style style:name="T1" style:family="text">
      <style:text-properties officeooo:rsid="00064fab"/>
    </style:style>
    <style:style style:name="T2" style:family="text">
      <style:text-properties officeooo:rsid="0008f287"/>
    </style:style>
    <style:style style:name="T3" style:family="text">
      <style:text-properties officeooo:rsid="000a05fe"/>
    </style:style>
    <style:style style:name="T4" style:family="text">
      <style:text-properties officeooo:rsid="000ab1fe"/>
    </style:style>
    <style:style style:name="T5" style:family="text">
      <style:text-properties officeooo:rsid="000b37cf"/>
    </style:style>
    <style:style style:name="T6" style:family="text">
      <style:text-properties officeooo:rsid="000ba809"/>
    </style:style>
    <style:style style:name="T7" style:family="text">
      <style:text-properties officeooo:rsid="000ef240"/>
    </style:style>
    <style:style style:name="T8" style:family="text">
      <style:text-properties officeooo:rsid="00108b8e"/>
    </style:style>
    <style:style style:name="T9" style:family="text">
      <style:text-properties officeooo:rsid="0012003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ux – Practicu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818_295234804" text:style-name="Index_20_Link" text:visited-style-name="Index_20_Link">Scenario:<text:tab/>1</text:a></text:p>
          <text:p text:style-name="P3"><text:a xlink:type="simple" xlink:href="#__RefHeading___Toc1820_295234804" text:style-name="Index_20_Link" text:visited-style-name="Index_20_Link">Objective:<text:tab/>1</text:a></text:p>
          <text:p text:style-name="P3"><text:a xlink:type="simple" xlink:href="#__RefHeading___Toc1822_295234804" text:style-name="Index_20_Link" text:visited-style-name="Index_20_Link">Stages:<text:tab/>2</text:a></text:p>
          <text:p text:style-name="P4"><text:a xlink:type="simple" xlink:href="#__RefHeading___Toc1824_295234804" text:style-name="Index_20_Link" text:visited-style-name="Index_20_Link">Stage 01- Installation-<text:tab/>2</text:a></text:p>
          <text:p text:style-name="P5"><text:a xlink:type="simple" xlink:href="#__RefHeading___Toc1834_295234804" text:style-name="Index_20_Link" text:visited-style-name="Index_20_Link">1Partitioning (Custom/Expert)<text:tab/>2</text:a></text:p>
          <text:p text:style-name="P5"><text:a xlink:type="simple" xlink:href="#__RefHeading___Toc1838_295234804" text:style-name="Index_20_Link" text:visited-style-name="Index_20_Link">2Applications, User, &amp; Software<text:tab/>2</text:a></text:p>
          <text:p text:style-name="P4"><text:a xlink:type="simple" xlink:href="#__RefHeading___Toc1826_295234804" text:style-name="Index_20_Link" text:visited-style-name="Index_20_Link">Stage 02- Network Configuration<text:tab/>3</text:a></text:p>
          <text:p text:style-name="P5"><text:a xlink:type="simple" xlink:href="#__RefHeading___Toc1871_295234804" text:style-name="Index_20_Link" text:visited-style-name="Index_20_Link">1Hostname, IP, DNS, Route<text:tab/>3</text:a></text:p>
          <text:p text:style-name="P5"><text:a xlink:type="simple" xlink:href="#__RefHeading___Toc1840_295234804" text:style-name="Index_20_Link" text:visited-style-name="Index_20_Link">2Update Software<text:tab/>3</text:a></text:p>
          <text:p text:style-name="P5"><text:a xlink:type="simple" xlink:href="#__RefHeading___Toc1873_295234804" text:style-name="Index_20_Link" text:visited-style-name="Index_20_Link">3Remote Access<text:tab/>3</text:a></text:p>
          <text:p text:style-name="P5"><text:a xlink:type="simple" xlink:href="#__RefHeading___Toc1842_295234804" text:style-name="Index_20_Link" text:visited-style-name="Index_20_Link">4User Access<text:tab/>3</text:a></text:p>
          <text:p text:style-name="P4"><text:a xlink:type="simple" xlink:href="#__RefHeading___Toc1828_295234804" text:style-name="Index_20_Link" text:visited-style-name="Index_20_Link">Stage 03- Applications<text:tab/>3</text:a></text:p>
          <text:p text:style-name="P5"><text:a xlink:type="simple" xlink:href="#__RefHeading___Toc1875_295234804" text:style-name="Index_20_Link" text:visited-style-name="Index_20_Link">1Repositories<text:tab/>3</text:a></text:p>
          <text:p text:style-name="P5"><text:a xlink:type="simple" xlink:href="#__RefHeading___Toc1877_295234804" text:style-name="Index_20_Link" text:visited-style-name="Index_20_Link">2RPM management<text:tab/>3</text:a></text:p>
          <text:p text:style-name="P5"><text:a xlink:type="simple" xlink:href="#__RefHeading___Toc1879_295234804" text:style-name="Index_20_Link" text:visited-style-name="Index_20_Link">3Source Management<text:tab/>3</text:a></text:p>
          <text:p text:style-name="P4"><text:a xlink:type="simple" xlink:href="#__RefHeading___Toc1881_295234804" text:style-name="Index_20_Link" text:visited-style-name="Index_20_Link">Stage 04- Servers<text:tab/>3</text:a></text:p>
          <text:p text:style-name="P5"><text:a xlink:type="simple" xlink:href="#__RefHeading___Toc1846_295234804" text:style-name="Index_20_Link" text:visited-style-name="Index_20_Link">1NFS<text:tab/>3</text:a></text:p>
          <text:p text:style-name="P5"><text:a xlink:type="simple" xlink:href="#__RefHeading___Toc1848_295234804" text:style-name="Index_20_Link" text:visited-style-name="Index_20_Link">2SFTP<text:tab/>4</text:a></text:p>
          <text:p text:style-name="P5"><text:a xlink:type="simple" xlink:href="#__RefHeading___Toc1850_295234804" text:style-name="Index_20_Link" text:visited-style-name="Index_20_Link">3Web<text:tab/>4</text:a></text:p>
          <text:p text:style-name="P4"><text:a xlink:type="simple" xlink:href="#__RefHeading___Toc1830_295234804" text:style-name="Index_20_Link" text:visited-style-name="Index_20_Link">Stage 05- Automation &amp; System Management<text:tab/>4</text:a></text:p>
          <text:p text:style-name="P5"><text:a xlink:type="simple" xlink:href="#__RefHeading___Toc1852_295234804" text:style-name="Index_20_Link" text:visited-style-name="Index_20_Link">1Scripting<text:tab/>4</text:a></text:p>
          <text:p text:style-name="P5"><text:a xlink:type="simple" xlink:href="#__RefHeading___Toc1860_295234804" text:style-name="Index_20_Link" text:visited-style-name="Index_20_Link">2LVM Management<text:tab/>4</text:a></text:p>
          <text:p text:style-name="P4"><text:a xlink:type="simple" xlink:href="#__RefHeading___Toc1832_295234804" text:style-name="Index_20_Link" text:visited-style-name="Index_20_Link">Stage 06- Backup, Maintenance, &amp; Monitoring<text:tab/>4</text:a></text:p>
          <text:p text:style-name="P5"><text:a xlink:type="simple" xlink:href="#__RefHeading___Toc1862_295234804" text:style-name="Index_20_Link" text:visited-style-name="Index_20_Link">1SystemD<text:tab/>4</text:a></text:p>
          <text:p text:style-name="P5"><text:a xlink:type="simple" xlink:href="#__RefHeading___Toc1864_295234804" text:style-name="Index_20_Link" text:visited-style-name="Index_20_Link">2Monitoring &amp; Trouble-Shooting<text:tab/>4</text:a></text:p>
          <text:p text:style-name="P5"><text:a xlink:type="simple" xlink:href="#__RefHeading___Toc1866_295234804" text:style-name="Index_20_Link" text:visited-style-name="Index_20_Link">3Virtual Machines (VirtualBox)<text:tab/>4</text:a></text:p>
          <text:p text:style-name="P4"><text:a xlink:type="simple" xlink:href="#__RefHeading___Toc1888_295234804" text:style-name="Index_20_Link" text:visited-style-name="Index_20_Link">Stage 07- Advanced Operations<text:tab/>4</text:a></text:p>
          <text:p text:style-name="P5"><text:a xlink:type="simple" xlink:href="#__RefHeading___Toc1890_295234804" text:style-name="Index_20_Link" text:visited-style-name="Index_20_Link">1Hardening<text:tab/>4</text:a></text:p>
          <text:p text:style-name="P5"><text:a xlink:type="simple" xlink:href="#__RefHeading___Toc1894_295234804" text:style-name="Index_20_Link" text:visited-style-name="Index_20_Link">2Version Control<text:tab/>4</text:a></text:p>
          <text:p text:style-name="P5"><text:a xlink:type="simple" xlink:href="#__RefHeading___Toc1892_295234804" text:style-name="Index_20_Link" text:visited-style-name="Index_20_Link">3Configuration Management<text:tab/>4</text:a></text:p>
        </text:index-body>
      </text:table-of-content>
      <text:p text:style-name="P1"/>
      <text:h text:style-name="Heading_20_1" text:outline-level="1"><text:bookmark-start text:name="__RefHeading___Toc1818_295234804"/>Scenario:<text:bookmark-end text:name="__RefHeading___Toc1818_295234804"/></text:h>
      <text:p text:style-name="P2">The <text:span text:style-name="T2">Wood-Bee Company (WBC)</text:span> network needs to provide a platform to replace some existing Servers, and for some new services. Stand up a new computer and configure it per the Stages.</text:p>
      <text:h text:style-name="Heading_20_1" text:outline-level="1"><text:bookmark-start text:name="__RefHeading___Toc1820_295234804"/>Objective:<text:bookmark-end text:name="__RefHeading___Toc1820_295234804"/></text:h>
      <text:p text:style-name="P2">To complete each Stage and be tested and pass successfully before moving on to the next Stage</text:p>
      <text:h text:style-name="Heading_20_1" text:outline-level="1"><text:bookmark-start text:name="__RefHeading___Toc1822_295234804"/><text:soft-page-break/>Stages:<text:bookmark-end text:name="__RefHeading___Toc1822_295234804"/></text:h>
      <text:h text:style-name="Heading_20_2" text:outline-level="2"><text:bookmark-start text:name="__RefHeading___Toc1824_295234804"/>Stage 01- Installation-<text:bookmark-end text:name="__RefHeading___Toc1824_295234804"/></text:h>
      <text:list xml:id="list6290558426126732134" text:style-name="L2">
        <text:list-item>
          <text:p text:style-name="P14">Desktop Manager<text:span text:style-name="T4">=<text:tab/>Gnome</text:span></text:p>
        </text:list-item>
      </text:list>
      <text:h text:style-name="Heading_20_3" text:outline-level="3"><text:bookmark-start text:name="__RefHeading___Toc1834_295234804"/>Partitioning <text:span text:style-name="T5">(Custom/Expert)</text:span><text:bookmark-end text:name="__RefHeading___Toc1834_295234804"/></text:h>
      <text:list xml:id="list5710353249350326447" text:style-name="L1">
        <text:list-item>
          <text:p text:style-name="P12">/<text:span text:style-name="T5">dev/sda1<text:tab/></text:span>Boot- </text:p>
          <text:list>
            <text:list-item>
              <text:p text:style-name="P10"><text:span text:style-name="T6">Primary Partition<text:tab/></text:span>/boot<text:tab/>=<text:tab/>1GB<text:tab/><text:span text:style-name="T5">ext4</text:span></text:p>
            </text:list-item>
          </text:list>
        </text:list-item>
        <text:list-item>
          <text:p text:style-name="P12">/<text:span text:style-name="T5">dev/sda2<text:tab/></text:span>Swap- </text:p>
          <text:list>
            <text:list-item>
              <text:p text:style-name="P22"><text:span text:style-name="T6">Primary Partition<text:tab/></text:span>swap<text:tab/>=<text:tab/>2GB<text:tab/>swap</text:p>
            </text:list-item>
          </text:list>
        </text:list-item>
        <text:list-item>
          <text:p text:style-name="P23">/dev/sda3<text:tab/><text:span text:style-name="T1">Logical Volume Management (LVM)</text:span>-</text:p>
          <text:list>
            <text:list-item>
              <text:p text:style-name="P11"><text:span text:style-name="T6">Primary Partition<text:tab/>for lvm<text:tab/>Max<text:tab/>ext4</text:span></text:p>
            </text:list-item>
            <text:list-item>
              <text:p text:style-name="P8">Logical Volume Management (LVM)</text:p>
              <text:list>
                <text:list-item>
                  <text:p text:style-name="P10">Volume name “<text:span text:style-name="T2">system” </text:span></text:p>
                </text:list-item>
                <text:list-item>
                  <text:p text:style-name="P9">LVM Partition Layout</text:p>
                  <text:list>
                    <text:list-item>
                      <text:p text:style-name="P11">/opt<text:tab/><text:tab/>=<text:tab/>1GB<text:span text:style-name="T6"><text:tab/>ext4</text:span></text:p>
                    </text:list-item>
                    <text:list-item>
                      <text:p text:style-name="P11">/tmp<text:tab/><text:tab/>=<text:tab/>1GB<text:span text:style-name="T6"><text:tab/>ext4</text:span></text:p>
                    </text:list-item>
                    <text:list-item>
                      <text:p text:style-name="P11">/var<text:tab/><text:tab/>=<text:tab/>1GB<text:span text:style-name="T6"><text:tab/>ext4</text:span></text:p>
                    </text:list-item>
                    <text:list-item>
                      <text:p text:style-name="P11">/var/log<text:tab/>=<text:tab/>2GB<text:span text:style-name="T6"><text:tab/>ext4</text:span></text:p>
                    </text:list-item>
                    <text:list-item>
                      <text:p text:style-name="P11">/srv<text:tab/><text:tab/>=<text:tab/>8Gb<text:span text:style-name="T6"><text:tab/>ext4</text:span></text:p>
                    </text:list-item>
                    <text:list-item>
                      <text:p text:style-name="P11">/home<text:tab/><text:tab/>=<text:tab/>Max<text:span text:style-name="T6"><text:tab/>ext4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838_295234804"/>Applications, <text:span text:style-name="T2">User,</text:span> <text:span text:style-name="T2">&amp; Software</text:span><text:bookmark-end text:name="__RefHeading___Toc1838_295234804"/></text:h>
      <text:list xml:id="list150306608601218" text:continue-list="list6290558426126732134" text:style-name="L2">
        <text:list-item>
          <text:p text:style-name="P14">User, Password, &amp; root Password</text:p>
          <text:list>
            <text:list-item>
              <text:p text:style-name="P15">User= wbc</text:p>
            </text:list-item>
            <text:list-item>
              <text:p text:style-name="P15">Password= <text:span text:style-name="T4">p3ngu1n</text:span> (same for root)</text:p>
            </text:list-item>
          </text:list>
        </text:list-item>
        <text:list-item>
          <text:p text:style-name="P13">MultiMedia<text:span text:style-name="T4">=<text:tab/>ALL</text:span></text:p>
        </text:list-item>
        <text:list-item>
          <text:p text:style-name="P13">Add-on<text:span text:style-name="T4">=<text:tab/>Remote, Office, C++, RPM Devel</text:span></text:p>
        </text:list-item>
        <text:list-item>
          <text:p text:style-name="P13">Servers<text:span text:style-name="T4">=<text:tab/>File, LAMP, </text:span></text:p>
        </text:list-item>
      </text:list>
      <text:h text:style-name="Heading_20_2" text:outline-level="2"><text:bookmark-start text:name="__RefHeading___Toc1826_295234804"/><text:soft-page-break/>Stage 02- Network Configuration<text:bookmark-end text:name="__RefHeading___Toc1826_295234804"/></text:h>
      <text:h text:style-name="P30" text:outline-level="3"><text:bookmark-start text:name="__RefHeading___Toc1871_295234804"/>Hostname, IP, DNS, Route<text:bookmark-end text:name="__RefHeading___Toc1871_295234804"/></text:h>
      <text:list xml:id="list7717835376068527640" text:style-name="L4">
        <text:list-item>
          <text:p text:style-name="P16">Hostname=<text:tab/>wbclearn</text:p>
        </text:list-item>
        <text:list-item>
          <text:p text:style-name="P16">Domain=<text:tab/>woodbeeco.com</text:p>
        </text:list-item>
        <text:list-item>
          <text:p text:style-name="P16">IP-Address=<text:tab/>192.168.0.88/24</text:p>
        </text:list-item>
        <text:list-item>
          <text:p text:style-name="P16"><text:span text:style-name="T7">Gateway</text:span>=<text:tab/>192.168.0.254</text:p>
        </text:list-item>
        <text:list-item>
          <text:p text:style-name="P16">DNS=<text:tab/><text:tab/>192.168.0.254, 75.75.76.76, 76.76.76.76</text:p>
          <text:list>
            <text:list-item>
              <text:p text:style-name="P16">Search=<text:tab/>attlocal.net woodbeeco.com</text:p>
            </text:list-item>
          </text:list>
        </text:list-item>
      </text:list>
      <text:h text:style-name="Heading_20_3" text:outline-level="3"><text:bookmark-start text:name="__RefHeading___Toc1840_295234804"/>Update Software<text:bookmark-end text:name="__RefHeading___Toc1840_295234804"/></text:h>
      <text:list xml:id="list1418753116665087956" text:style-name="L7">
        <text:list-item>
          <text:p text:style-name="P21"><text:span text:style-name="T4">YaST</text:span></text:p>
        </text:list-item>
        <text:list-item>
          <text:p text:style-name="P20">Zypper</text:p>
        </text:list-item>
      </text:list>
      <text:h text:style-name="P31" text:outline-level="3"><text:bookmark-start text:name="__RefHeading___Toc1873_295234804"/>Remote Access<text:bookmark-end text:name="__RefHeading___Toc1873_295234804"/></text:h>
      <text:list xml:id="list8390341793060463988" text:style-name="L6">
        <text:list-item>
          <text:p text:style-name="P19">SSH-<text:tab/>Enable</text:p>
          <text:list>
            <text:list-item>
              <text:p text:style-name="P19">Open Port (YaST)</text:p>
            </text:list-item>
          </text:list>
        </text:list-item>
      </text:list>
      <text:h text:style-name="Heading_20_3" text:outline-level="3"><text:bookmark-start text:name="__RefHeading___Toc1842_295234804"/>User Access<text:bookmark-end text:name="__RefHeading___Toc1842_295234804"/></text:h>
      <text:list xml:id="list6648797544426569803" text:style-name="L5">
        <text:list-item>
          <text:p text:style-name="P17">wbc=<text:tab/>RSA Key, Authorized_keys</text:p>
        </text:list-item>
        <text:list-item>
          <text:p text:style-name="P18"><text:span text:style-name="T3">root=<text:tab/>Authorized_keys, /etc/hosts PermitRootLogin</text:span></text:p>
        </text:list-item>
      </text:list>
      <text:h text:style-name="P6" text:outline-level="2"><text:bookmark-start text:name="__RefHeading___Toc1828_295234804"/>Stage 03- <text:span text:style-name="T2">Applications</text:span><text:bookmark-end text:name="__RefHeading___Toc1828_295234804"/></text:h>
      <text:h text:style-name="Heading_20_3" text:outline-level="3"><text:bookmark-start text:name="__RefHeading___Toc1875_295234804"/>Repositories<text:bookmark-end text:name="__RefHeading___Toc1875_295234804"/></text:h>
      <text:h text:style-name="Heading_20_3" text:outline-level="3"><text:bookmark-start text:name="__RefHeading___Toc1877_295234804"/>RPM management<text:bookmark-end text:name="__RefHeading___Toc1877_295234804"/></text:h>
      <text:h text:style-name="Heading_20_3" text:outline-level="3"><text:bookmark-start text:name="__RefHeading___Toc1879_295234804"/>Source Management<text:bookmark-end text:name="__RefHeading___Toc1879_295234804"/></text:h>
      <text:h text:style-name="P6" text:outline-level="2"><text:bookmark-start text:name="__RefHeading___Toc1881_295234804"/>Stage 0<text:span text:style-name="T2">4- </text:span>Servers<text:bookmark-end text:name="__RefHeading___Toc1881_295234804"/></text:h>
      <text:h text:style-name="Heading_20_3" text:outline-level="3"><text:bookmark-start text:name="__RefHeading___Toc1846_295234804"/>NFS<text:bookmark-end text:name="__RefHeading___Toc1846_295234804"/></text:h>
      <text:list xml:id="list3245226907782259580" text:style-name="L13">
        <text:list-item>
          <text:p text:style-name="P29">Client</text:p>
        </text:list-item>
        <text:list-item>
          <text:p text:style-name="P29">Server</text:p>
        </text:list-item>
      </text:list>
      <text:h text:style-name="Heading_20_3" text:outline-level="3"><text:bookmark-start text:name="__RefHeading___Toc1848_295234804"/><text:soft-page-break/>SFTP<text:bookmark-end text:name="__RefHeading___Toc1848_295234804"/></text:h>
      <text:list xml:id="list4496403358410636457" text:style-name="L9">
        <text:list-item>
          <text:p text:style-name="P25">Standard</text:p>
        </text:list-item>
        <text:list-item>
          <text:p text:style-name="P25">Chroot Jails</text:p>
        </text:list-item>
      </text:list>
      <text:h text:style-name="Heading_20_3" text:outline-level="3"><text:bookmark-start text:name="__RefHeading___Toc1850_295234804"/>Web<text:bookmark-end text:name="__RefHeading___Toc1850_295234804"/></text:h>
      <text:list xml:id="list5364153445715318492" text:style-name="L8">
        <text:list-item>
          <text:p text:style-name="P24">Standard</text:p>
        </text:list-item>
        <text:list-item>
          <text:p text:style-name="P24">VHosts</text:p>
        </text:list-item>
      </text:list>
      <text:h text:style-name="Heading_20_2" text:outline-level="2"><text:bookmark-start text:name="__RefHeading___Toc1830_295234804"/>Stage 0<text:span text:style-name="T2">5</text:span>- Automation <text:span text:style-name="T1">&amp; System Management</text:span><text:bookmark-end text:name="__RefHeading___Toc1830_295234804"/></text:h>
      <text:h text:style-name="Heading_20_3" text:outline-level="3"><text:bookmark-start text:name="__RefHeading___Toc1852_295234804"/>Scripting<text:bookmark-end text:name="__RefHeading___Toc1852_295234804"/></text:h>
      <text:h text:style-name="Heading_20_3" text:outline-level="3"><text:bookmark-start text:name="__RefHeading___Toc1860_295234804"/>LVM Management<text:bookmark-end text:name="__RefHeading___Toc1860_295234804"/></text:h>
      <text:h text:style-name="Heading_20_2" text:outline-level="2"><text:bookmark-start text:name="__RefHeading___Toc1832_295234804"/>Stage 0<text:span text:style-name="T7">6</text:span>- Backup, <text:span text:style-name="T1">Maintenance, &amp; Monitoring</text:span><text:bookmark-end text:name="__RefHeading___Toc1832_295234804"/></text:h>
      <text:h text:style-name="Heading_20_3" text:outline-level="3"><text:bookmark-start text:name="__RefHeading___Toc1862_295234804"/>SystemD<text:bookmark-end text:name="__RefHeading___Toc1862_295234804"/></text:h>
      <text:list xml:id="list6857609168775293617" text:style-name="L12">
        <text:list-item>
          <text:p text:style-name="P28"><text:span text:style-name="T8">Basics</text:span></text:p>
        </text:list-item>
      </text:list>
      <text:h text:style-name="P32" text:outline-level="3"><text:bookmark-start text:name="__RefHeading___Toc1864_295234804"/><text:span text:style-name="T7">Monitoring &amp; </text:span>Trouble-Shooting<text:bookmark-end text:name="__RefHeading___Toc1864_295234804"/></text:h>
      <text:h text:style-name="Heading_20_3" text:outline-level="3"><text:bookmark-start text:name="__RefHeading___Toc1866_295234804"/>Virtual Machines <text:span text:style-name="T1">(VirtualBox)</text:span><text:bookmark-end text:name="__RefHeading___Toc1866_295234804"/></text:h>
      <text:h text:style-name="P7" text:outline-level="2"><text:bookmark-start text:name="__RefHeading___Toc1888_295234804"/>Stage 07- Advanced Operations<text:bookmark-end text:name="__RefHeading___Toc1888_295234804"/></text:h>
      <text:h text:style-name="P34" text:outline-level="3"><text:bookmark-start text:name="__RefHeading___Toc1890_295234804"/><text:span text:style-name="T9">Hardening</text:span><text:bookmark-end text:name="__RefHeading___Toc1890_295234804"/></text:h>
      <text:h text:style-name="P34" text:outline-level="3"><text:bookmark-start text:name="__RefHeading___Toc1894_295234804"/>Version Control<text:bookmark-end text:name="__RefHeading___Toc1894_295234804"/></text:h>
      <text:list xml:id="list6880773146651860424" text:style-name="L11">
        <text:list-item>
          <text:p text:style-name="P27"><text:span text:style-name="T8">Git</text:span></text:p>
        </text:list-item>
      </text:list>
      <text:h text:style-name="P33" text:outline-level="3"><text:bookmark-start text:name="__RefHeading___Toc1892_295234804"/>Configuration Management<text:bookmark-end text:name="__RefHeading___Toc1892_295234804"/></text:h>
      <text:list xml:id="list725883620699297940" text:style-name="L10">
        <text:list-item>
          <text:p text:style-name="P26"><text:span text:style-name="T7">Puppe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56:04.220352321</meta:creation-date>
    <dc:date>2016-11-06T15:03:04.636038398</dc:date>
    <meta:editing-duration>PT31M58S</meta:editing-duration>
    <meta:editing-cycles>10</meta:editing-cycles>
    <meta:generator>LibreOffice/5.1.5.2$Linux_X86_64 LibreOffice_project/10m0$Build-2</meta:generator>
    <meta:document-statistic meta:table-count="0" meta:image-count="0" meta:object-count="0" meta:page-count="4" meta:paragraph-count="107" meta:word-count="415" meta:character-count="2391" meta:non-whitespace-character-count="2135"/>
  </office:meta>
</office:document-meta>
</file>